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7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EventUniqueId</text:p>
          </table:table-cell>
          <table:table-cell table:style-name="Default" office:value-type="string" calcext:value-type="string">
            <text:p>OccurrenceDate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y_of_Week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Atom</text:p>
          </table:table-cell>
          <table:table-cell office:value-type="string" calcext:value-type="string">
            <text:p>neighbourhood</text:p>
          </table:table-cell>
          <table:table-cell office:value-type="string" calcext:value-type="string">
            <text:p>Fatalities</text:p>
          </table:table-cell>
          <table:table-cell office:value-type="string" calcext:value-type="string">
            <text:p>Injury_Collisions</text:p>
          </table:table-cell>
          <table:table-cell office:value-type="string" calcext:value-type="string">
            <text:p>FTR_Collisions</text:p>
          </table:table-cell>
          <table:table-cell office:value-type="string" calcext:value-type="string">
            <text:p>PD_Collisions</text:p>
          </table:table-cell>
          <table:table-cell office:value-type="string" calcext:value-type="string">
            <text:p>geomet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-20148000204</text:p>
          </table:table-cell>
          <table:table-cell office:value-type="date" office:date-value="2014-01-03T05:00:00" calcext:value-type="date">
            <text:p>2014-01-03T05:00:00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Friday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SA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{'type': 'Point', 'coordinates': (0.0, 0.0)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-20148000205</text:p>
          </table:table-cell>
          <table:table-cell office:value-type="date" office:date-value="2014-01-03T05:00:00" calcext:value-type="date">
            <text:p>2014-01-03T05:00:00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Friday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54/D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orth Riverdale (68)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{'type': 'Point', 'coordinates': (-79.35389302, 43.67049061)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-20148000206</text:p>
          </table:table-cell>
          <table:table-cell office:value-type="date" office:date-value="2014-01-03T05:00:00" calcext:value-type="date">
            <text:p>2014-01-03T05:00:00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Friday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SA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{'type': 'Point', 'coordinates': (0.0, 0.0)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-20148000208</text:p>
          </table:table-cell>
          <table:table-cell office:value-type="date" office:date-value="2014-01-03T05:00:00" calcext:value-type="date">
            <text:p>2014-01-03T05:00:00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Friday</text:p>
          </table:table-cell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5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niversity (79)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{'type': 'Point', 'coordinates': (-79.40207036, 43.66305191)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-20148000209</text:p>
          </table:table-cell>
          <table:table-cell office:value-type="date" office:date-value="2014-01-03T05:00:00" calcext:value-type="date">
            <text:p>2014-01-03T05:00:00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Friday</text:p>
          </table:table-cell>
          <table:table-cell office:value-type="float" office:value="2014" calcext:value-type="float">
            <text:p>2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3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wtonbrook East (50)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{'type': 'Point', 'coordinates': (-79.42004278, 43.79800044)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O-20148000210</text:p>
          </table:table-cell>
          <table:table-cell office:value-type="date" office:date-value="2014-01-03T05:00:00" calcext:value-type="date">
            <text:p>2014-01-03T05:00:00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Friday</text:p>
          </table:table-cell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Yorkdale-Glen Park (31)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{'type': 'Point', 'coordinates': (-79.4458643, 43.71415155)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O-20148000211</text:p>
          </table:table-cell>
          <table:table-cell office:value-type="date" office:date-value="2014-01-03T05:00:00" calcext:value-type="date">
            <text:p>2014-01-03T05:00:00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Friday</text:p>
          </table:table-cell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xdale-Kipling (4)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{'type': 'Point', 'coordinates': (-79.56666332, 43.71170516)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-20148000212</text:p>
          </table:table-cell>
          <table:table-cell office:value-type="date" office:date-value="2014-01-03T05:00:00" calcext:value-type="date">
            <text:p>2014-01-03T05:00:00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Friday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5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abbagetown-South St.James Town (71)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{'type': 'Point', 'coordinates': (-79.3687933, 43.67333061)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O-20148000213</text:p>
          </table:table-cell>
          <table:table-cell office:value-type="date" office:date-value="2014-01-03T05:00:00" calcext:value-type="date">
            <text:p>2014-01-03T05:00:00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Friday</text:p>
          </table:table-cell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3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Victoria Village (43)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{'type': 'Point', 'coordinates': (-79.30434616, 43.72889221)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8T10:54:00.654456145</meta:creation-date>
    <dc:date>2023-02-18T10:54:16.747197117</dc:date>
    <meta:editing-duration>PT16S</meta:editing-duration>
    <meta:editing-cycles>1</meta:editing-cycles>
    <meta:document-statistic meta:table-count="1" meta:cell-count="141" meta:object-count="0"/>
    <meta:generator>LibreOffice/7.5.0.3$MacOSX_X86_64 LibreOffice_project/c21113d003cd3efa8c53188764377a8272d9d6de</meta:generator>
  </office:meta>
</office:document-meta>
</file>